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D1000001B3BB727510357F05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0cm" style:type="center"/>
          <style:tab-stop style:position="0.501cm"/>
          <style:tab-stop style:position="15.921cm" style:type="right"/>
        </style:tab-stops>
      </style:paragraph-properties>
      <style:text-properties style:font-name="Ubuntu" fo:font-size="16pt" fo:language="de" fo:country="CH" fo:font-weight="bold" officeooo:rsid="001b56e3" officeooo:paragraph-rsid="001e96bd" style:font-size-asian="16pt" style:language-asian="de" style:country-asian="DE" style:font-weight-asian="bold" style:font-size-complex="16pt" style:font-weight-complex="bold"/>
    </style:style>
    <style:style style:name="P2" style:family="paragraph" style:parent-style-name="Header">
      <style:paragraph-properties>
        <style:tab-stops>
          <style:tab-stop style:position="0cm" style:type="center"/>
          <style:tab-stop style:position="0.501cm"/>
          <style:tab-stop style:position="5.001cm"/>
          <style:tab-stop style:position="9.001cm"/>
          <style:tab-stop style:position="15.921cm" style:type="right"/>
        </style:tab-stops>
      </style:paragraph-properties>
      <style:text-properties style:font-name="Ubuntu" fo:language="de" fo:country="CH"/>
    </style:style>
    <style:style style:name="P3" style:family="paragraph" style:parent-style-name="Footer">
      <style:text-properties style:font-name="Ubuntu" fo:language="de" fo:country="CH"/>
    </style:style>
    <style:style style:name="P4" style:family="paragraph" style:parent-style-name="Footer">
      <style:text-properties fo:language="de" fo:country="CH"/>
    </style:style>
    <style:style style:name="P5" style:family="paragraph" style:parent-style-name="Text_20_body">
      <style:paragraph-properties fo:margin-top="0cm" fo:margin-bottom="0cm" loext:contextual-spacing="false" fo:text-align="start" style:justify-single-word="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6" style:family="paragraph" style:parent-style-name="Text_20_body">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7" style:family="paragraph" style:parent-style-name="Text_20_body">
      <style:paragraph-properties fo:margin-top="0cm" fo:margin-bottom="0cm" loext:contextual-spacing="false" style:register-true="true">
        <style:tab-stops>
          <style:tab-stop style:position="0.993cm"/>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8" style:family="paragraph" style:parent-style-name="Text_20_body">
      <style:paragraph-properties fo:margin-top="0cm" fo:margin-bottom="0cm" loext:contextual-spacing="false" fo:line-height="114%" fo:text-align="start" style:justify-single-word="false" fo:orphans="2" fo:widows="2" style:register-true="true" style:writing-mode="lr-tb">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9" style:family="paragraph" style:parent-style-name="Standard">
      <style:paragraph-properties fo:margin-top="0cm" fo:margin-bottom="0cm" loext:contextual-spacing="false" fo:text-align="start" style:justify-single-word="false">
        <style:tab-stops/>
      </style:paragraph-properties>
      <style:text-properties fo:color="#000000" style:font-name="Ubuntu" fo:font-size="9pt" fo:language="de" fo:country="CH" fo:background-color="transparent" style:font-size-asian="9pt" style:font-size-complex="9pt"/>
    </style:style>
    <style:style style:name="P10" style:family="paragraph" style:parent-style-name="Standard">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11" style:family="paragraph" style:parent-style-name="Text_20_body">
      <style:paragraph-properties fo:margin-left="1cm" fo:margin-right="0cm" fo:margin-top="0cm" fo:margin-bottom="0cm" loext:contextual-spacing="false" fo:line-height="114%" fo:text-align="start" style:justify-single-word="false" fo:orphans="2" fo:widows="2" style:register-true="true" fo:text-indent="-1cm" style:auto-text-indent="false" style:writing-mode="lr-tb">
        <style:tab-stops>
          <style:tab-stop style:position="1.5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12" style:family="paragraph" style:parent-style-name="Standard">
      <style:paragraph-properties fo:margin-top="0cm" fo:margin-bottom="0cm" loext:contextual-spacing="false" fo:text-align="start" style:justify-single-word="false">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13" style:family="paragraph" style:parent-style-name="Standard" style:list-style-name="List_20_1">
      <style:paragraph-properties fo:margin-top="0cm" fo:margin-bottom="0cm" loext:contextual-spacing="false" fo:text-align="start" style:justify-single-word="false">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14" style:family="paragraph" style:parent-style-name="Standard">
      <style:paragraph-properties fo:margin-top="0cm" fo:margin-bottom="0cm" loext:contextual-spacing="false" fo:text-align="start" style:justify-single-word="false">
        <style:tab-stops/>
      </style:paragraph-properties>
      <style:text-properties fo:color="#000000" style:font-name="Ubuntu" fo:font-size="9pt" fo:language="de" fo:country="CH" fo:font-weight="bold" officeooo:paragraph-rsid="00241568" fo:background-color="transparent" style:font-size-asian="9pt" style:font-weight-asian="bold" style:font-size-complex="9pt" style:font-weight-complex="bold"/>
    </style:style>
    <style:style style:name="P15"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16" style:family="paragraph" style:parent-style-name="Standard">
      <style:paragraph-properties fo:margin-top="0cm" fo:margin-bottom="0cm" loext:contextual-spacing="false" fo:text-align="start" style:justify-single-word="false">
        <style:tab-stops/>
      </style:paragraph-properties>
      <style:text-properties fo:color="#000000" style:font-name="Ubuntu" fo:font-size="9pt" fo:language="de" fo:country="CH" fo:font-weight="bold" officeooo:rsid="00241568" officeooo:paragraph-rsid="00241568" fo:background-color="transparent" style:font-size-asian="9pt" style:font-weight-asian="bold" style:font-size-complex="9pt" style:font-weight-complex="bold"/>
    </style:style>
    <style:style style:name="P17" style:family="paragraph" style:parent-style-name="Standard" style:list-style-name="List_20_1">
      <style:paragraph-properties fo:margin-top="0cm" fo:margin-bottom="0cm" loext:contextual-spacing="false" fo:text-align="start" style:justify-single-word="false">
        <style:tab-stops/>
      </style:paragraph-properties>
      <style:text-properties fo:color="#000000" style:font-name="Ubuntu" fo:font-size="9pt" fo:language="de" fo:country="CH" fo:font-weight="bold" officeooo:rsid="0027867f" officeooo:paragraph-rsid="0027867f" fo:background-color="transparent" style:font-size-asian="9pt" style:font-weight-asian="bold" style:font-size-complex="9pt" style:font-weight-complex="bold"/>
    </style:style>
    <style:style style:name="P18"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color="#000000" style:font-name="Ubuntu" fo:font-size="9pt" fo:language="de" fo:country="CH" fo:font-weight="bold" officeooo:rsid="002a2d28" officeooo:paragraph-rsid="002a2d28" fo:background-color="transparent" style:font-size-asian="9pt" style:font-weight-asian="bold" style:font-size-complex="9pt" style:font-weight-complex="bold"/>
    </style:style>
    <style:style style:name="P19" style:family="paragraph" style:parent-style-name="Standard">
      <style:paragraph-properties fo:margin-top="0cm" fo:margin-bottom="0cm" loext:contextual-spacing="false" style:register-true="true">
        <style:tab-stops>
          <style:tab-stop style:position="0.993cm"/>
        </style:tab-stops>
      </style:paragraph-properties>
      <style:text-properties fo:color="#000000" style:font-name="Ubuntu" fo:font-size="9pt" fo:language="de" fo:country="CH" fo:background-color="transparent" style:font-size-asian="9pt" style:font-size-complex="9pt"/>
    </style:style>
    <style:style style:name="P20"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color="#000000" style:font-name="Ubuntu" fo:font-size="9pt" fo:language="de" fo:country="CH" fo:background-color="transparent" style:font-size-asian="9pt" style:font-size-complex="9pt"/>
    </style:style>
    <style:style style:name="P21" style:family="paragraph" style:parent-style-name="Standard" style:list-style-name="List_20_1">
      <style:paragraph-properties fo:margin-top="0cm" fo:margin-bottom="0cm" loext:contextual-spacing="false" fo:text-align="start" style:justify-single-word="false">
        <style:tab-stops/>
      </style:paragraph-properties>
      <style:text-properties fo:font-variant="normal" fo:text-transform="none" fo:color="#000000" style:font-name="Ubuntu" fo:font-size="9pt" fo:letter-spacing="normal" fo:language="de" fo:country="CH" fo:font-style="normal" fo:font-weight="normal" officeooo:paragraph-rsid="0027867f" fo:background-color="transparent" style:font-size-asian="9pt" style:font-weight-asian="normal" style:font-size-complex="9pt" style:font-weight-complex="normal"/>
    </style:style>
    <style:style style:name="P22" style:family="paragraph" style:parent-style-name="Standard" style:list-style-name="List_20_1">
      <style:paragraph-properties fo:margin-top="0cm" fo:margin-bottom="0cm" loext:contextual-spacing="false" fo:text-align="start" style:justify-single-word="false">
        <style:tab-stops/>
      </style:paragraph-properties>
      <style:text-properties fo:font-variant="normal" fo:text-transform="none" fo:color="#000000" style:font-name="Ubuntu" fo:font-size="9pt" fo:letter-spacing="normal" fo:language="de" fo:country="CH" fo:font-style="normal" fo:font-weight="normal" officeooo:rsid="00226aa5" officeooo:paragraph-rsid="0025cd89" fo:background-color="transparent" style:font-size-asian="9pt" style:font-weight-asian="normal" style:font-size-complex="9pt" style:font-weight-complex="normal"/>
    </style:style>
    <style:style style:name="P23" style:family="paragraph" style:parent-style-name="Standard" style:list-style-name="List_20_1">
      <style:paragraph-properties fo:margin-top="0cm" fo:margin-bottom="0cm" loext:contextual-spacing="false" fo:text-align="start" style:justify-single-word="false">
        <style:tab-stops/>
      </style:paragraph-properties>
      <style:text-properties fo:font-variant="normal" fo:text-transform="none" fo:color="#000000" style:font-name="Ubuntu" fo:font-size="9pt" fo:letter-spacing="normal" fo:language="de" fo:country="CH" fo:font-style="normal" fo:font-weight="normal" officeooo:rsid="00226aa5" officeooo:paragraph-rsid="0027867f" fo:background-color="transparent" style:font-size-asian="9pt" style:font-weight-asian="normal" style:font-size-complex="9pt" style:font-weight-complex="normal"/>
    </style:style>
    <style:style style:name="P24" style:family="paragraph" style:parent-style-name="Standard" style:list-style-name="List_20_1">
      <style:paragraph-properties fo:margin-top="0cm" fo:margin-bottom="0cm" loext:contextual-spacing="false" fo:text-align="start" style:justify-single-word="false">
        <style:tab-stops/>
      </style:paragraph-properties>
      <style:text-properties fo:font-variant="normal" fo:text-transform="none" fo:color="#000000" style:font-name="Ubuntu" fo:font-size="9pt" fo:letter-spacing="normal" fo:language="de" fo:country="CH" fo:font-style="normal" fo:font-weight="normal" officeooo:rsid="0027867f" officeooo:paragraph-rsid="0027867f" fo:background-color="transparent" style:font-size-asian="9pt" style:font-weight-asian="normal" style:font-size-complex="9pt" style:font-weight-complex="normal"/>
    </style:style>
    <style:style style:name="P25"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font-name="Ubuntu" fo:font-size="9pt" fo:letter-spacing="normal" fo:language="de" fo:country="CH" fo:font-style="normal" fo:font-weight="normal" fo:background-color="transparent" style:font-size-asian="9pt" style:font-weight-asian="bold" style:font-size-complex="9pt" style:font-weight-complex="bold"/>
    </style:style>
    <style:style style:name="P26"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font-name="Ubuntu" fo:font-size="9pt" fo:letter-spacing="normal" fo:language="de" fo:country="CH" fo:font-style="normal" fo:font-weight="normal" officeooo:rsid="002a2d28" officeooo:paragraph-rsid="002a2d28" fo:background-color="transparent" style:font-size-asian="9pt" style:font-weight-asian="bold" style:font-size-complex="9pt" style:font-weight-complex="bold"/>
    </style:style>
    <style:style style:name="P27" style:family="paragraph" style:parent-style-name="Standard">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28" style:family="paragraph" style:parent-style-name="Standard"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29" style:family="paragraph" style:parent-style-name="Standard">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officeooo:rsid="002a2d28" officeooo:paragraph-rsid="002a2d28" style:text-blinking="false" fo:background-color="transparent" style:font-size-asian="9pt" style:font-size-complex="9pt"/>
    </style:style>
    <style:style style:name="P30" style:family="paragraph" style:parent-style-name="Standard" style:list-style-name="List_20_1">
      <style:paragraph-properties fo:margin-top="0cm" fo:margin-bottom="0cm" loext:contextual-spacing="false" fo:text-align="start" style:justify-single-word="false" fo:orphans="2" fo:widows="2" style:register-true="true" style:writing-mode="lr-tb">
        <style:tab-stops>
          <style:tab-stop style:position="0.993cm"/>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31" style:family="paragraph" style:parent-style-name="Standard" style:list-style-name="List_20_1">
      <style:paragraph-properties fo:margin-top="0cm" fo:margin-bottom="0cm" loext:contextual-spacing="false" fo:text-align="start" style:justify-single-word="false" fo:orphans="2" fo:widows="2" style:register-true="true" style:writing-mode="lr-tb">
        <style:tab-stops>
          <style:tab-stop style:position="0.993cm"/>
        </style:tab-stops>
      </style:paragraph-properties>
      <style:text-properties fo:color="#000000" style:font-name="Ubuntu" fo:font-size="9pt" fo:language="de" fo:country="CH" fo:font-weight="bold" fo:background-color="transparent" style:font-size-asian="9pt" style:font-size-complex="9pt"/>
    </style:style>
    <style:style style:name="P32" style:family="paragraph" style:parent-style-name="Standard" style:list-style-name="List_20_1">
      <style:paragraph-properties fo:margin-top="0cm" fo:margin-bottom="0cm" loext:contextual-spacing="false" fo:line-height="114%" fo:text-align="start" style:justify-single-word="false" fo:orphans="2" fo:widows="2" style:register-true="true" style:writing-mode="lr-tb">
        <style:tab-stops>
          <style:tab-stop style:position="0.993cm"/>
        </style:tab-stops>
      </style:paragraph-properties>
      <style:text-properties fo:font-variant="normal" fo:text-transform="none" fo:color="#000000" style:text-line-through-style="none" style:text-line-through-type="none" style:font-name="Ubuntu" fo:font-size="9pt" fo:letter-spacing="normal" fo:language="de" fo:country="CH" fo:font-style="normal" style:text-underline-style="none" fo:font-weight="normal" style:text-blinking="false" fo:background-color="transparent" style:font-size-asian="9pt" style:font-weight-asian="normal" style:font-size-complex="9pt" style:font-weight-complex="normal"/>
    </style:style>
    <style:style style:name="P33" style:family="paragraph" style:parent-style-name="Standard" style:list-style-name="List_20_1" style:master-page-name="">
      <style:paragraph-properties fo:margin-top="0cm" fo:margin-bottom="0cm" loext:contextual-spacing="false" style:register-true="true" style:page-number="auto">
        <style:tab-stops>
          <style:tab-stop style:position="0.993cm"/>
        </style:tab-stops>
      </style:paragraph-properties>
      <style:text-properties fo:color="#000000" style:font-name="Ubuntu" fo:font-size="9pt" fo:language="de" fo:country="CH" fo:font-weight="bold" fo:background-color="transparent" style:font-size-asian="9pt" style:font-weight-asian="bold" style:font-size-complex="9pt" style:font-weight-complex="bold"/>
    </style:style>
    <style:style style:name="P34" style:family="paragraph" style:parent-style-name="Header">
      <style:paragraph-properties>
        <style:tab-stops>
          <style:tab-stop style:position="0cm" style:type="center"/>
          <style:tab-stop style:position="0.501cm"/>
          <style:tab-stop style:position="15.921cm" style:type="right"/>
        </style:tab-stops>
      </style:paragraph-properties>
      <style:text-properties style:font-name="Ubuntu" fo:font-size="11pt" fo:language="de" fo:country="CH" fo:font-weight="normal" officeooo:rsid="001e96bd" officeooo:paragraph-rsid="001e96bd" style:font-size-asian="11pt" style:language-asian="de" style:country-asian="DE" style:font-weight-asian="normal" style:font-size-complex="11pt" style:font-weight-complex="normal"/>
    </style:style>
    <style:style style:name="P35" style:family="paragraph" style:parent-style-name="Title" style:master-page-name="Standard">
      <style:paragraph-properties style:page-number="auto"/>
      <style:text-properties fo:color="#000000" style:font-name="Ubuntu" fo:font-size="25pt" fo:language="de" fo:country="CH" officeooo:rsid="001b56e3" fo:background-color="transparent" style:font-size-asian="25pt" style:font-size-complex="25pt"/>
    </style:style>
    <style:style style:name="P36" style:family="paragraph" style:parent-style-name="Text_20_body"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37" style:family="paragraph" style:parent-style-name="Text_20_body"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officeooo:paragraph-rsid="001a8aae" style:text-blinking="false" fo:background-color="transparent" style:font-size-asian="9pt" style:font-size-complex="9pt"/>
    </style:style>
    <style:style style:name="P38" style:family="paragraph" style:parent-style-name="Text_20_body"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officeooo:paragraph-rsid="0017b885" style:text-blinking="false" fo:background-color="transparent" style:font-size-asian="9pt" style:font-size-complex="9pt"/>
    </style:style>
    <style:style style:name="P39" style:family="paragraph" style:parent-style-name="Text_20_body" style:list-style-name="List_20_1">
      <style:paragraph-properties fo:margin-top="0cm" fo:margin-bottom="0cm" loext:contextual-spacing="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officeooo:paragraph-rsid="002a2d28" style:text-blinking="false" fo:background-color="transparent" style:font-size-asian="9pt" style:font-size-complex="9pt"/>
    </style:style>
    <style:style style:name="P40" style:family="paragraph" style:parent-style-name="Text_20_body">
      <style:paragraph-properties fo:margin-top="0cm" fo:margin-bottom="0cm" loext:contextual-spacing="false" fo:text-align="start" style:justify-single-word="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anguage="de" fo:country="CH" fo:font-style="normal" style:text-underline-style="none" fo:font-weight="normal" style:text-blinking="false" fo:background-color="transparent" style:font-size-asian="9pt" style:font-size-complex="9pt"/>
    </style:style>
    <style:style style:name="P41" style:family="paragraph" style:parent-style-name="Text_20_body" style:list-style-name="List_20_1">
      <style:paragraph-properties fo:margin-top="0cm" fo:margin-bottom="0cm" loext:contextual-spacing="false" fo:text-align="start" style:justify-single-word="false" style:register-true="true">
        <style:tab-stops>
          <style:tab-stop style:position="0.993cm"/>
        </style:tab-stops>
      </style:paragraph-properties>
      <style:text-properties fo:font-variant="normal" fo:text-transform="none" fo:color="#000000" style:text-line-through-style="none" style:text-line-through-type="none" style:font-name="Ubuntu" fo:font-size="9pt" fo:letter-spacing="normal" fo:language="de" fo:country="CH" fo:font-style="normal" style:text-underline-style="none" fo:font-weight="normal" officeooo:rsid="00226aa5" officeooo:paragraph-rsid="00226aa5" style:text-blinking="false" fo:background-color="transparent" style:font-size-asian="9pt" style:font-weight-asian="normal" style:font-size-complex="9pt" style:font-weight-complex="normal"/>
    </style:style>
    <style:style style:name="P42" style:family="paragraph" style:parent-style-name="Text_20_body" style:list-style-name="List_20_1">
      <style:paragraph-properties fo:margin-top="0cm" fo:margin-bottom="0cm" loext:contextual-spacing="false" fo:line-height="114%" fo:text-align="start" style:justify-single-word="false" fo:orphans="2" fo:widows="2" style:register-true="true" style:writing-mode="lr-tb">
        <style:tab-stops>
          <style:tab-stop style:position="0.993cm"/>
        </style:tab-stops>
      </style:paragraph-properties>
      <style:text-properties fo:font-variant="normal" fo:text-transform="none" fo:color="#000000" style:text-line-through-style="none" style:text-line-through-type="none" style:font-name="Ubuntu" fo:font-size="9pt" fo:letter-spacing="normal" fo:language="de" fo:country="CH" fo:font-style="normal" style:text-underline-style="none" fo:font-weight="normal" style:text-blinking="false" fo:background-color="transparent" style:font-size-asian="9pt" style:font-weight-asian="normal" style:font-size-complex="9pt" style:font-weight-complex="normal"/>
    </style:style>
    <style:style style:name="T1" style:family="text">
      <style:text-properties officeooo:rsid="001e96bd"/>
    </style:style>
    <style:style style:name="T2" style:family="text">
      <style:text-properties officeooo:rsid="0005893c" style:language-asian="de" style:country-asian="DE"/>
    </style:style>
    <style:style style:name="T3" style:family="text">
      <style:text-properties fo:font-variant="normal" fo:text-transform="none" style:text-line-through-style="none" style:text-line-through-type="none" fo:font-style="normal" style:text-underline-style="none" fo:font-weight="normal" style:text-blinking="false"/>
    </style:style>
    <style:style style:name="T4" style:family="text">
      <style:text-properties fo:font-variant="normal" fo:text-transform="none" style:text-line-through-style="none" style:text-line-through-type="none" fo:font-style="normal" style:text-underline-style="none" style:text-blinking="false"/>
    </style:style>
    <style:style style:name="T5" style:family="text">
      <style:text-properties fo:font-variant="normal" fo:text-transform="none" style:text-line-through-style="none" style:text-line-through-type="none" fo:font-style="normal" style:text-underline-style="none" style:text-blinking="false" style:font-weight-asian="bold"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2a2d28"/>
    </style:style>
    <style:style style:name="T8" style:family="text">
      <style:text-properties officeooo:rsid="0005893c"/>
    </style:style>
    <style:style style:name="T9" style:family="text">
      <style:text-properties fo:font-size="7pt" style:font-size-asian="7pt" style:font-size-complex="7pt"/>
    </style:style>
    <style:style style:name="T10" style:family="text">
      <style:text-properties fo:letter-spacing="normal" style:font-weight-asian="normal" style:font-weight-complex="normal"/>
    </style:style>
    <style:style style:name="T11" style:family="text">
      <style:text-properties officeooo:rsid="000ba079"/>
    </style:style>
    <style:style style:name="T12" style:family="text">
      <style:text-properties officeooo:rsid="00150683"/>
    </style:style>
    <style:style style:name="T13" style:family="text">
      <style:text-properties officeooo:rsid="0017b885"/>
    </style:style>
    <style:style style:name="T14" style:family="text">
      <style:text-properties officeooo:rsid="001a8aae"/>
    </style:style>
    <style:style style:name="T15" style:family="text">
      <style:text-properties officeooo:rsid="0025cd89"/>
    </style:style>
    <style:style style:name="T16" style:family="text">
      <style:text-properties officeooo:rsid="0027867f"/>
    </style:style>
    <style:style style:name="T17" style:family="text">
      <style:text-properties officeooo:rsid="00286ba8"/>
    </style:style>
    <style:style style:name="T18" style:family="text">
      <style:text-properties style:font-weight-asian="bold" style:font-weight-complex="bold"/>
    </style:style>
    <style:style style:name="T19" style:family="text">
      <style:text-properties officeooo:rsid="002a2d28"/>
    </style:style>
    <style:style style:name="fr1"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PPUiO Nutzungsbedingungen</text:p>
      <text:list xml:id="list6195526573434804910" text:style-name="List_20_1">
        <text:list-header>
          <text:p text:style-name="P13">Allgemein</text:p>
        </text:list-header>
      </text:list>
      <text:p text:style-name="P12"/>
      <text:p text:style-name="P14"/>
      <text:list xml:id="list110910167060196" text:continue-numbering="true" text:style-name="List_20_1">
        <text:list-item>
          <text:p text:style-name="P17">Präambel</text:p>
          <text:list>
            <text:list-item>
              <text:p text:style-name="P22">APPUiO ist eine eingetragene Marke und Bezeichnung einer Software-Betriebs-Plattform <text:span text:style-name="T15">(PaaS).</text:span></text:p>
            </text:list-item>
            <text:list-item>
              <text:p text:style-name="P23"><text:span text:style-name="T15">Sie wurde durch die beiden Unternehmen </text:span>Puzzle ITC GmbH und VSHN AG <text:span text:style-name="T16">in Form einer Partnerschaft geplant und aufgebaut und wird auch durch dieselben betrieben.</text:span></text:p>
            </text:list-item>
            <text:list-item>
              <text:p text:style-name="P24">Diese Nutzungsbedingungen gelten zusätzlich zu den Allgemeinen Geschäftsbedingungen (AGB) von Puzzle ITC GmbH und VSHN AG.</text:p>
            </text:list-item>
            <text:list-item>
              <text:p text:style-name="P24">Puzzle ITC GmbH und VSHN AG werden nachfolgend <text:s/>“APPUiO“ <text:span text:style-name="T17">genannt</text:span>.</text:p>
            </text:list-item>
            <text:list-item>
              <text:p text:style-name="P24">D<text:span text:style-name="T17">ie</text:span> Vertragspartner von APPUiO w<text:span text:style-name="T17">erden </text:span>nachfolgend “Kunde“ <text:span text:style-name="T17">genannt</text:span>.</text:p>
            </text:list-item>
            <text:list-item>
              <text:p text:style-name="P21"><text:span text:style-name="T16">Der Kunde geht mit seiner Bestellung bei APPUiO einen rechtsgültigen Vertrag ein und akzeptiert auch die AGB von APPUiO.</text:span></text:p>
            </text:list-item>
          </text:list>
        </text:list-item>
      </text:list>
      <text:p text:style-name="P5"/>
      <text:list xml:id="list110909082147060" text:continue-numbering="true" text:style-name="List_20_1">
        <text:list-item>
          <text:p text:style-name="P31"><text:span text:style-name="T18">Preise, Rechnungsstellung und Zahlung</text:span></text:p>
          <text:list>
            <text:list-item>
              <text:p text:style-name="P36"><text:bookmark text:name="docs-internal-guid-53fb768c-e211-6a37-7a8b-1d05fe84103c1"/>Es gelten die vertraglich vereinbarten Preise. Sofern nichts anderes vereinbart wurde, verstehen sich die Preise in CHF rein netto exkl. MwSt. Die Zahlungsfrist beträgt 10 Tage nach Rechnungsstellung.</text:p>
            </text:list-item>
            <text:list-item>
              <text:p text:style-name="P41">Aufgrund der Komplexität des Produkt-Portfolios und den Adaptierbarkeit von APPUiO an viele unterschiedliche Anforderungen steht es APPUiO frei, mit dem Kunden individuelle Vereinbarungen zu treffen.</text:p>
            </text:list-item>
          </text:list>
        </text:list-item>
      </text:list>
      <text:p text:style-name="P5"/>
      <text:list xml:id="list110908887220571" text:continue-numbering="true" text:style-name="List_20_1">
        <text:list-item>
          <text:p text:style-name="P33">Service Level Agreement (SLA)</text:p>
          <text:list>
            <text:list-item>
              <text:p text:style-name="P25"><text:span text:style-name="T19">Ohne zusätzliche Vereinbarung zwischen dem Kunden und APPUiO wird die Plattform ohne garantierte Verfügbarkeiten, ohne garantierte Erreichbarkeit von technischen Ansprechpartnern und ohne garantierte Wiederherstellungszeit betrieben.</text:span></text:p>
            </text:list-item>
            <text:list-item>
              <text:p text:style-name="P26">Ohne zusätzliche Vereinbarung ist die Supportorganisation von APPUiO nur und ausschliesslich per Email (<text:a xlink:type="simple" xlink:href="mailto:support@appuio.ch" text:style-name="Internet_20_link" text:visited-style-name="Visited_20_Internet_20_Link">support@appuio.ch</text:a>) erreichbar. Es sind keine Antwortszeiten garantiert.</text:p>
            </text:list-item>
            <text:list-item>
              <text:p text:style-name="P26">Bessere Verfügbarkeiten, Erreichbarkeiten und Wiederherstellungszeiten sind gegen Aufpreis verfügbar.</text:p>
            </text:list-item>
          </text:list>
        </text:list-item>
      </text:list>
      <text:p text:style-name="P11"/>
      <text:list xml:id="list110908538637747" text:continue-numbering="true" text:style-name="List_20_1">
        <text:list-item>
          <text:p text:style-name="P18">Frequently asked Questions (FaQ)</text:p>
          <text:list>
            <text:list-item>
              <text:p text:style-name="P39"><text:bookmark text:name="docs-internal-guid-e01057a7-e213-dfa0-3513-31094d2235c91"/><text:span text:style-name="T19">Sofern aus den FaQ Forderungen an APPUiO abgeleitet werden könnten, so sind diese hiermit klar wegbedungen. Gemeint sind z.B. Garantien für Verfügbarkeit der Plattform oder Haftung für entgangene finanzielle Gewinne des Kunden. Diese Aufzählung ist nicht vollständig.</text:span></text:p>
            </text:list-item>
          </text:list>
        </text:list-item>
      </text:list>
      <text:p text:style-name="P10"/>
      <text:p text:style-name="P10"/>
      <text:p text:style-name="P29">Diese Nutzungsbedingungen gelten ab dem 12. September 2016 und ersetzen alle vorherigen Publikationen.</text:p>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CH" style:letter-kerning="true" style:font-name-asian="Segoe UI" style:font-size-asian="11pt" style:language-asian="de" style:country-asian="CH"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de" fo:country="CH" style:letter-kerning="true" style:font-name-asian="Segoe UI" style:font-size-asian="11pt" style:language-asian="de" style:country-asian="CH"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Segoe UI" style:font-family-asian="'Segoe UI'" style:font-family-generic-asian="system" style:font-pitch-asian="variable" style:font-size-asian="26pt" style:font-name-complex="Tahoma1" style:font-family-complex="Tahoma" style:font-family-generic-complex="system"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name-asian="Segoe UI" style:font-family-asian="'Segoe UI'" style:font-family-generic-asian="system" style:font-pitch-asian="variable" style:font-size-asian="26pt" style:font-name-complex="Tahoma1" style:font-family-complex="Tahoma" style:font-family-generic-complex="system" style:font-pitch-complex="variable" style:font-size-complex="26pt"/>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cm" fo:text-indent="-1cm" fo:margin-left="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text:list-tab-stop-position="0.3cm" fo:text-indent="-0.7cm" fo:margin-left="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6cm" fo:text-indent="-0.7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9cm" fo:text-indent="-0.7cm" fo:margin-left="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99cm" fo:text-indent="-0.7cm" fo:margin-left="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99cm" fo:text-indent="-0.7cm" fo:margin-left="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99cm" fo:text-indent="-0.7cm" fo:margin-left="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01cm" fo:text-indent="-0.7cm" fo:margin-left="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01cm" fo:text-indent="-0.7cm" fo:margin-left="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01cm" fo:text-indent="-0.7cm" fo:margin-left="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cm" fo:text-indent="-0.7cm" fo:margin-left="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cm" style:type="center"/>
          <style:tab-stop style:position="0.501cm"/>
          <style:tab-stop style:position="15.921cm" style:type="right"/>
        </style:tab-stops>
      </style:paragraph-properties>
      <style:text-properties style:font-name="Ubuntu" fo:font-size="16pt" fo:language="de" fo:country="CH" fo:font-weight="bold" officeooo:rsid="001b56e3" officeooo:paragraph-rsid="001e96bd" style:font-size-asian="16pt" style:language-asian="de" style:country-asian="DE" style:font-weight-asian="bold" style:font-size-complex="16pt" style:font-weight-complex="bold"/>
    </style:style>
    <style:style style:name="MP2" style:family="paragraph" style:parent-style-name="Header">
      <style:paragraph-properties>
        <style:tab-stops>
          <style:tab-stop style:position="0cm" style:type="center"/>
          <style:tab-stop style:position="0.501cm"/>
          <style:tab-stop style:position="15.921cm" style:type="right"/>
        </style:tab-stops>
      </style:paragraph-properties>
      <style:text-properties style:font-name="Ubuntu" fo:font-size="11pt" fo:language="de" fo:country="CH" fo:font-weight="normal" officeooo:rsid="001e96bd" officeooo:paragraph-rsid="001e96bd" style:font-size-asian="11pt" style:language-asian="de" style:country-asian="DE" style:font-weight-asian="normal" style:font-size-complex="11pt" style:font-weight-complex="normal"/>
    </style:style>
    <style:style style:name="MP3" style:family="paragraph" style:parent-style-name="Header">
      <style:paragraph-properties>
        <style:tab-stops>
          <style:tab-stop style:position="0cm" style:type="center"/>
          <style:tab-stop style:position="0.501cm"/>
          <style:tab-stop style:position="5.001cm"/>
          <style:tab-stop style:position="9.001cm"/>
          <style:tab-stop style:position="15.921cm" style:type="right"/>
        </style:tab-stops>
      </style:paragraph-properties>
      <style:text-properties style:font-name="Ubuntu" fo:language="de" fo:country="CH"/>
    </style:style>
    <style:style style:name="MP4" style:family="paragraph" style:parent-style-name="Footer">
      <style:text-properties style:font-name="Ubuntu" fo:language="de" fo:country="CH"/>
    </style:style>
    <style:style style:name="MP5" style:family="paragraph" style:parent-style-name="Footer">
      <style:text-properties fo:language="de" fo:country="CH"/>
    </style:style>
    <style:style style:name="MT1" style:family="text">
      <style:text-properties officeooo:rsid="0005893c" style:language-asian="de" style:country-asian="DE"/>
    </style:style>
    <style:style style:name="MT2" style:family="text">
      <style:text-properties officeooo:rsid="0005893c"/>
    </style:style>
    <style:style style:name="MT3" style:family="text">
      <style:text-properties officeooo:rsid="001e96bd"/>
    </style:style>
    <style:style style:name="MT4" style:family="text">
      <style:text-properties fo:font-size="7pt" style:font-size-asian="7pt" style:font-size-complex="7pt"/>
    </style:style>
    <style:style style:name="Mfr1"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svg:height="2.505cm" fo:margin-left="0cm" fo:margin-right="0cm" fo:margin-bottom="2.05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1" text:anchor-type="paragraph" svg:x="15cm" svg:y="1.3cm" svg:width="5.001cm" svg:height="2.23cm" draw:z-index="0"><draw:image xlink:href="Pictures/10000201000003D1000001B3BB727510357F0525.png" xlink:type="simple" xlink:show="embed" xlink:actuate="onLoad"/></draw:frame>APPUiO</text:p>
        <text:p text:style-name="MP2">by VSHN AG &amp; Puzzle ITC GmbH</text:p>
        <text:p text:style-name="MP3"><text:span text:style-name="MT1">Neugasse 10</text:span></text:p>
        <text:p text:style-name="MP3">CH-80<text:span text:style-name="MT2">05</text:span> Zürich<text:tab/>info@<text:span text:style-name="MT3">appuio</text:span>.ch<text:tab/>www.<text:span text:style-name="MT3">appuio.ch</text:span></text:p>
      </style:header>
      <style:footer>
        <text:p text:style-name="MP4"><text:span text:style-name="MT4"><text:tab/></text:span><text:span text:style-name="MT4"><text:file-name text:display="name">APPUiO Benutzungsbestimmungen v1.1 - ek</text:file-name></text:span><text:span text:style-name="MT4"> / </text:span><text:span text:style-name="MT4"><text:title/></text:span><text:span text:style-name="MT4"><text:date style:data-style-name="N37" text:date-value="2016-09-19T11:09:08.462999844">19.09.16</text:date></text:span><text:span text:style-name="MT4"><text:tab/></text:span><text:span text:style-name="MT4"><text:page-number text:select-page="current">1</text:page-number></text:span><text:span text:style-name="MT4">/</text:span><text:span text:style-name="MT4"><text:page-count>1</text:page-count></text:span></text:p>
      </style:footer>
    </style:master-page>
    <style:master-page style:name="Footnote" style:page-layout-name="Mpm2">
      <style:footer>
        <text:p text:style-name="MP5"/>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Os</meta:initial-creator>
    <meta:editing-cycles>93</meta:editing-cycles>
    <meta:creation-date>2014-10-16T10:22:00</meta:creation-date>
    <dc:date>2016-09-19T11:09:08.384000000</dc:date>
    <meta:editing-duration>P7DT7H36M53S</meta:editing-duration>
    <meta:generator>LibreOffice/5.1.4.2$Windows_x86 LibreOffice_project/f99d75f39f1c57ebdd7ffc5f42867c12031db97a</meta:generator>
    <meta:print-date>2015-01-27T13:06:58.84</meta:print-date>
    <meta:document-statistic meta:table-count="0" meta:image-count="1" meta:object-count="0" meta:page-count="1" meta:paragraph-count="24" meta:word-count="299" meta:character-count="2255" meta:non-whitespace-character-count="19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